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49402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27192" calcext:value-type="float">
            <text:p>120.0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9402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3776" calcext:value-type="float">
            <text:p>118.6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9402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0352" calcext:value-type="float">
            <text:p>118.6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9402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64" calcext:value-type="float">
            <text:p>119.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9402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5384" calcext:value-type="float">
            <text:p>118.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9402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348" calcext:value-type="float">
            <text:p>126.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9402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4336" calcext:value-type="float">
            <text:p>125.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9402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77144" calcext:value-type="float">
            <text:p>124.9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9402</text:p>
          </table:table-cell>
          <table:table-cell office:value-type="string" calcext:value-type="string">
            <text:p>201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00304" calcext:value-type="float">
            <text:p>127.4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9402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75648" calcext:value-type="float">
            <text:p>123.6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9402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18848" calcext:value-type="float">
            <text:p>126.4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9402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70568" calcext:value-type="float">
            <text:p>136.3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9402</text:p>
          </table:table-cell>
          <table:table-cell office:value-type="string" calcext:value-type="string">
            <text:p>201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21" calcext:value-type="float">
            <text:p>129.9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9402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88152" calcext:value-type="float">
            <text:p>120.0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9402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6208" calcext:value-type="float">
            <text:p>116.7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9402</text:p>
          </table:table-cell>
          <table:table-cell office:value-type="string" calcext:value-type="string">
            <text:p>2006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1368" calcext:value-type="float">
            <text:p>112.2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9402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16392" calcext:value-type="float">
            <text:p>109.8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9402</text:p>
          </table:table-cell>
          <table:table-cell office:value-type="string" calcext:value-type="string">
            <text:p>200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99984" calcext:value-type="float">
            <text:p>109.5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9402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5368" calcext:value-type="float">
            <text:p>113.8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9402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736" calcext:value-type="float">
            <text:p>112.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9402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6672" calcext:value-type="float">
            <text:p>112.0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9402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3856" calcext:value-type="float">
            <text:p>111.6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9402</text:p>
          </table:table-cell>
          <table:table-cell office:value-type="string" calcext:value-type="string">
            <text:p>199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8264" calcext:value-type="float">
            <text:p>111.0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9402</text:p>
          </table:table-cell>
          <table:table-cell office:value-type="string" calcext:value-type="string">
            <text:p>199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3528" calcext:value-type="float">
            <text:p>110.5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9402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77096" calcext:value-type="float">
            <text:p>110.8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9402</text:p>
          </table:table-cell>
          <table:table-cell office:value-type="string" calcext:value-type="string">
            <text:p>199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95768" calcext:value-type="float">
            <text:p>109.3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9402</text:p>
          </table:table-cell>
          <table:table-cell office:value-type="string" calcext:value-type="string">
            <text:p>198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5624" calcext:value-type="float">
            <text:p>109.0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9402</text:p>
          </table:table-cell>
          <table:table-cell office:value-type="string" calcext:value-type="string">
            <text:p>198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0472" calcext:value-type="float">
            <text:p>108.1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9402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308" calcext:value-type="float">
            <text:p>108.4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9402</text:p>
          </table:table-cell>
          <table:table-cell office:value-type="string" calcext:value-type="string">
            <text:p>198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968" calcext:value-type="float">
            <text:p>107.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9402</text:p>
          </table:table-cell>
          <table:table-cell office:value-type="string" calcext:value-type="string">
            <text:p>198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3672" calcext:value-type="float">
            <text:p>107.1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